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ohit Hindi" svg:font-family="'Lohit Hindi'"/>
    <style:font-face style:name="OpenSymbol" svg:font-family="OpenSymbol, 'Arial Unicode MS'"/>
    <style:font-face style:name="Symbol" svg:font-family="Symbol"/>
    <style:font-face style:name="Arial1" svg:font-family="Arial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77cm" table:align="left" style:writing-mode="lr-tb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12.5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="0.097cm" fo:border="1pt solid #000000" style:writing-mode="lr-tb">
        <style:background-image/>
      </style:table-cell-properties>
    </style:style>
    <style:style style:name="Table1.A4" style:family="table-cell">
      <style:table-cell-properties style:vertical-align="top"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e1.B4" style:family="table-cell">
      <style:table-cell-properties style:vertical-align="top"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0f42a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0fe2a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</style:style>
    <style:style style:name="P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0f42a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3bf5f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2e57b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3ed99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47f3e9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a5eab1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normal" officeooo:rsid="003ceef9" officeooo:paragraph-rsid="003ceef9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3f4a37" officeooo:paragraph-rsid="003f4a3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normal" officeooo:rsid="0043872b" officeooo:paragraph-rsid="0043872b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4944ce" officeooo:paragraph-rsid="004944c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normal" officeooo:rsid="004c0f9b" officeooo:paragraph-rsid="004c0f9b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5c4f22" officeooo:paragraph-rsid="005c4f2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normal" officeooo:rsid="0072147a" officeooo:paragraph-rsid="0072147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abb240" officeooo:paragraph-rsid="00abb24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normal" officeooo:rsid="00c0b4d5" officeooo:paragraph-rsid="00c0b4d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d9be9f" officeooo:paragraph-rsid="00d9be9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d9be9f" officeooo:paragraph-rsid="00d9fa4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d9fa48" officeooo:paragraph-rsid="00d9fa4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d9fa48" officeooo:paragraph-rsid="00da0ff1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2e57b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72147a" officeooo:paragraph-rsid="0072147a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style:line-height-at-least="0.176cm" fo:text-align="center" style:justify-single-word="false" style:writing-mode="lr-tb"/>
      <style:text-properties fo:color="#000000" style:text-line-through-style="none" style:text-line-through-type="none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bold" officeooo:paragraph-rsid="0043872b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bold" officeooo:rsid="0043ca2f" officeooo:paragraph-rsid="0043ca2f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bold" officeooo:rsid="0072147a" officeooo:paragraph-rsid="0072147a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P34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P35" style:family="paragraph" style:parent-style-name="Standard">
      <style:paragraph-properties fo:margin-top="0cm" fo:margin-bottom="0cm" loext:contextual-spacing="false" style:line-height-at-least="0.176cm" fo:text-align="center" style:justify-single-word="false" style:snap-to-layout-grid="false" style:writing-mode="lr-tb"/>
      <style:text-properties fo:color="#000000" style:text-line-through-style="none" style:text-line-through-typ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fo:font-weight="normal" officeooo:paragraph-rsid="00cd1d45" style:font-name-asian="Times New Roman" style:font-style-asian="normal" style:font-weight-asian="normal" style:font-name-complex="Times New Roman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fo:font-weight="normal" officeooo:rsid="00576c91" officeooo:paragraph-rsid="00cd1d45" style:font-name-asian="Times New Roman" style:font-style-asian="normal" style:font-weight-asian="normal" style:font-name-complex="Times New Roman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fo:font-weight="normal" officeooo:rsid="00cc23b1" officeooo:paragraph-rsid="00cd1d45" style:font-name-asian="Times New Roman" style:font-style-asian="normal" style:font-weight-asian="normal" style:font-name-complex="Times New Roman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fo:font-weight="normal" officeooo:rsid="00cec382" officeooo:paragraph-rsid="00cec382" style:font-name-asian="Times New Roman" style:font-style-asian="normal" style:font-weight-asian="normal" style:font-name-complex="Times New Roman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fo:font-weight="normal" officeooo:rsid="00cf96fc" officeooo:paragraph-rsid="00cf96fc" style:font-name-asian="Times New Roman" style:font-style-asian="normal" style:font-weight-asian="normal" style:font-name-complex="Times New Roman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fo:font-weight="normal" officeooo:rsid="00d08f26" officeooo:paragraph-rsid="00d08f26" style:font-name-asian="Times New Roman" style:font-style-asian="normal" style:font-weight-asian="normal" style:font-name-complex="Times New Roman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style:font-name-asian="Times New Roman" style:font-style-asian="normal" style:font-name-complex="Times New Roman" style:font-style-complex="normal"/>
    </style:style>
    <style:style style:name="P4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officeooo:paragraph-rsid="00576c91" style:font-name-asian="Times New Roman" style:font-style-asian="normal" style:font-name-complex="Times New Roman" style:font-style-complex="normal"/>
    </style:style>
    <style:style style:name="P4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officeooo:paragraph-rsid="00cd1d45" style:font-name-asian="Times New Roman" style:font-style-asian="normal" style:font-name-complex="Times New Roman" style:font-style-complex="normal"/>
    </style:style>
    <style:style style:name="P47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3pt" fo:font-style="normal" style:text-underline-style="none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</style:style>
    <style:style style:name="P49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</style:style>
    <style:style style:name="P50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officeooo:paragraph-rsid="00333afa"/>
    </style:style>
    <style:style style:name="P5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18084"/>
    </style:style>
    <style:style style:name="P5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49c3a"/>
    </style:style>
    <style:style style:name="P5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a81d2"/>
    </style:style>
    <style:style style:name="P5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c5678"/>
    </style:style>
    <style:style style:name="P5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2d93f9"/>
    </style:style>
    <style:style style:name="P5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5245ae"/>
    </style:style>
    <style:style style:name="P5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52c8c9"/>
    </style:style>
    <style:style style:name="P5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564c20"/>
    </style:style>
    <style:style style:name="P5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598ab2"/>
    </style:style>
    <style:style style:name="P6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66e6af"/>
    </style:style>
    <style:style style:name="P6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6902f1"/>
    </style:style>
    <style:style style:name="P6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6ad1fb"/>
    </style:style>
    <style:style style:name="P6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6d8c3c"/>
    </style:style>
    <style:style style:name="P6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759113"/>
    </style:style>
    <style:style style:name="P6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76aa4a"/>
    </style:style>
    <style:style style:name="P6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88d111"/>
    </style:style>
    <style:style style:name="P6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8c0437"/>
    </style:style>
    <style:style style:name="P6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a1078d"/>
    </style:style>
    <style:style style:name="P6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a5eab1"/>
    </style:style>
    <style:style style:name="P7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af1de4"/>
    </style:style>
    <style:style style:name="P7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118084" officeooo:paragraph-rsid="00118084"/>
    </style:style>
    <style:style style:name="P7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12a9da" officeooo:paragraph-rsid="0012a9da"/>
    </style:style>
    <style:style style:name="P7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23b6cf" officeooo:paragraph-rsid="0076aa4a"/>
    </style:style>
    <style:style style:name="P7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2d93f9" officeooo:paragraph-rsid="002d93f9"/>
    </style:style>
    <style:style style:name="P7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font-weight="normal" officeooo:paragraph-rsid="002e57b3" style:font-weight-asian="normal" style:font-weight-complex="normal"/>
    </style:style>
    <style:style style:name="P7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font-weight="normal" officeooo:paragraph-rsid="008c0437" style:font-weight-asian="normal" style:font-weight-complex="normal"/>
    </style:style>
    <style:style style:name="P7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font-weight="normal" officeooo:rsid="008c0437" officeooo:paragraph-rsid="008c0437" style:font-weight-asian="normal" style:font-weight-complex="normal"/>
    </style:style>
    <style:style style:name="P7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2f10ec" officeooo:paragraph-rsid="002f10ec"/>
    </style:style>
    <style:style style:name="P7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5ea85f" officeooo:paragraph-rsid="005ea85f"/>
    </style:style>
    <style:style style:name="P8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6bfbf9" officeooo:paragraph-rsid="006bfbf9"/>
    </style:style>
    <style:style style:name="P8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font-weight="bold" officeooo:rsid="00b69e55" officeooo:paragraph-rsid="00b69e55" style:font-weight-asian="bold" style:font-weight-complex="bold"/>
    </style:style>
    <style:style style:name="P8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7413f2" officeooo:paragraph-rsid="007413f2"/>
    </style:style>
    <style:style style:name="P8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7a2aa5" officeooo:paragraph-rsid="007a2aa5"/>
    </style:style>
    <style:style style:name="P8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7b1e87" officeooo:paragraph-rsid="007b1e87"/>
    </style:style>
    <style:style style:name="P8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7c62e8" officeooo:paragraph-rsid="007c62e8"/>
    </style:style>
    <style:style style:name="P8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88107d" officeooo:paragraph-rsid="0088107d"/>
    </style:style>
    <style:style style:name="P8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9401be" officeooo:paragraph-rsid="009401be"/>
    </style:style>
    <style:style style:name="P8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962e13" officeooo:paragraph-rsid="00962e13"/>
    </style:style>
    <style:style style:name="P8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9cb8fa" officeooo:paragraph-rsid="009cb8fa"/>
    </style:style>
    <style:style style:name="P9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a9acad" officeooo:paragraph-rsid="00a9acad"/>
    </style:style>
    <style:style style:name="P9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b38920" officeooo:paragraph-rsid="00b38920"/>
    </style:style>
    <style:style style:name="P9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b69e55" officeooo:paragraph-rsid="00b69e55"/>
    </style:style>
    <style:style style:name="P93" style:family="paragraph" style:parent-style-name="Text_20_body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font-size-asian="10.5pt" style:font-style-asian="normal" style:font-weight-asian="normal" style:font-name-complex="Arial1" style:font-weight-complex="normal"/>
    </style:style>
    <style:style style:name="P94" style:family="paragraph" style:parent-style-name="Text_20_body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officeooo:paragraph-rsid="00333afa"/>
    </style:style>
    <style:style style:name="P95" style:family="paragraph" style:parent-style-name="Standard">
      <style:paragraph-properties style:text-autospace="none" style:snap-to-layout-grid="false"/>
    </style:style>
    <style:style style:name="P96" style:family="paragraph" style:parent-style-name="Standard">
      <style:paragraph-properties style:text-autospace="none" style:snap-to-layout-grid="false"/>
      <style:text-properties fo:font-size="12pt" style:font-size-asian="12pt" style:font-size-complex="12pt"/>
    </style:style>
    <style:style style:name="P97" style:family="paragraph" style:parent-style-name="Standard">
      <style:paragraph-properties style:text-autospace="none" style:snap-to-layout-gri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98" style:family="paragraph" style:parent-style-name="Standard">
      <style:paragraph-properties style:text-autospace="none" style:snap-to-layout-grid="false">
        <style:tab-stops>
          <style:tab-stop style:position="0cm"/>
        </style:tab-stops>
      </style:paragraph-properties>
    </style:style>
    <style:style style:name="P99" style:family="paragraph" style:parent-style-name="Standard">
      <style:paragraph-properties style:line-height-at-least="0.176cm" fo:break-before="auto" fo:break-after="auto" style:writing-mode="lr-tb"/>
    </style:style>
    <style:style style:name="P100" style:family="paragraph" style:parent-style-name="Standard">
      <style:paragraph-properties style:line-height-at-least="0.176cm" fo:break-before="auto" fo:break-after="auto" style:writing-mode="lr-tb"/>
      <style:text-properties fo:font-weight="bold" style:font-weight-asian="bold" style:font-weight-complex="bold"/>
    </style:style>
    <style:style style:name="P101" style:family="paragraph" style:parent-style-name="Table_20_Contents">
      <style:paragraph-properties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0fe2a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3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4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da71e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5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daec8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6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faddd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11808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5245a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9" style:family="paragraph" style:parent-style-name="Standard" style:list-style-name="WW8Num6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b8aba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1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6132c2" officeooo:paragraph-rsid="006132c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2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6132c2" officeooo:paragraph-rsid="00da71e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3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6132c2" officeooo:paragraph-rsid="00daec8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4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6132c2" officeooo:paragraph-rsid="00faddd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5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9a0130" officeooo:paragraph-rsid="009a013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118084" officeooo:paragraph-rsid="0011808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12a9da" officeooo:paragraph-rsid="0011808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4944ce" officeooo:paragraph-rsid="004944c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52c8c9" officeooo:paragraph-rsid="0052c8c9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5acf9a" officeooo:paragraph-rsid="005acf9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d9be9f" officeooo:paragraph-rsid="00d9be9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2" style:family="paragraph" style:parent-style-name="Standard" style:list-style-name="WW8Num4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bold" officeooo:paragraph-rsid="00598ab2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15e8be" officeooo:paragraph-rsid="0015e8be"/>
    </style:style>
    <style:style style:name="P12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962e13"/>
    </style:style>
    <style:style style:name="P12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88107d" officeooo:paragraph-rsid="0088107d"/>
    </style:style>
    <style:style style:name="P12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2add4e" officeooo:paragraph-rsid="00a5eab1"/>
    </style:style>
    <style:style style:name="P128" style:family="paragraph" style:parent-style-name="Standard" style:list-style-name="WW8Num5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e7acd9"/>
    </style:style>
    <style:style style:name="P12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5e9062"/>
    </style:style>
    <style:style style:name="P13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76aa4a"/>
    </style:style>
    <style:style style:name="P13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df3b2e"/>
    </style:style>
    <style:style style:name="P13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a81d2"/>
    </style:style>
    <style:style style:name="P13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e4f23a"/>
    </style:style>
    <style:style style:name="P134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paragraph-rsid="00333afa" style:font-size-asian="10.5pt" style:font-style-asian="normal" style:font-weight-asian="normal" style:font-name-complex="Arial1" style:font-weight-complex="normal"/>
    </style:style>
    <style:style style:name="P13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45f492" officeooo:paragraph-rsid="0045f492"/>
    </style:style>
    <style:style style:name="P13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a93bda" officeooo:paragraph-rsid="00df3b2e"/>
    </style:style>
    <style:style style:name="P13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font-weight="bold" officeooo:rsid="008c0437" officeooo:paragraph-rsid="008c0437" style:font-weight-asian="bold" style:font-weight-complex="bold"/>
    </style:style>
    <style:style style:name="P13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font-weight="bold" officeooo:rsid="008c0437" officeooo:paragraph-rsid="00e0948c" style:font-weight-asian="bold" style:font-weight-complex="bold"/>
    </style:style>
    <style:style style:name="P139" style:family="paragraph" style:parent-style-name="Standard" style:list-style-name="WW8Num5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e44b17" officeooo:paragraph-rsid="00e7acd9"/>
    </style:style>
    <style:style style:name="P140" style:family="paragraph" style:parent-style-name="Standard" style:master-page-name="Standard">
      <style:paragraph-properties style:line-height-at-least="0.176cm" style:page-number="auto" fo:break-before="auto" fo:break-after="auto" style:writing-mode="lr-tb"/>
    </style:style>
    <style:style style:name="P141" style:family="paragraph" style:parent-style-name="Text_20_body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officeooo:paragraph-rsid="00333afa" style:font-size-asian="10.5pt" style:font-style-asian="normal" style:font-weight-asian="bold" style:font-name-complex="Arial1" style:font-weight-complex="bold"/>
    </style:style>
    <style:style style:name="T1" style:family="text">
      <style:text-properties officeooo:rsid="000fe2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style:text-line-through-type="none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line-through-style="none" style:text-line-through-type="none" fo:font-size="12pt" fo:font-style="normal" style:text-underline-style="none" fo:font-weight="bold" officeooo:rsid="00d36eb0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" style:family="text">
      <style:text-properties fo:color="#000000" style:text-line-through-style="none" style:text-line-through-type="none" fo:font-size="12pt" fo:font-style="normal" style:text-underline-style="none" fo:font-weight="bold" officeooo:rsid="00d5cf3a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fo:color="#000000" style:text-line-through-style="none" style:text-line-through-typ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fo:font-size="12pt" fo:font-style="normal" style:text-underline-style="none" fo:font-weight="normal" officeooo:rsid="0011808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fo:font-size="12pt" fo:font-style="normal" style:text-underline-style="none" fo:font-weight="normal" officeooo:rsid="0012a9d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fo:font-size="12pt" fo:font-style="normal" style:text-underline-style="none" fo:font-weight="normal" officeooo:rsid="005245a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fo:font-size="12pt" fo:font-style="normal" style:text-underline-style="none" fo:font-weight="normal" officeooo:rsid="0052c8c9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fo:font-size="12pt" fo:font-style="normal" style:text-underline-style="none" fo:font-weight="normal" officeooo:rsid="00564c2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fo:font-size="12pt" fo:font-style="normal" style:text-underline-style="none" fo:font-weight="normal" officeooo:rsid="0059b65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fo:font-size="12pt" fo:font-style="normal" style:text-underline-style="none" fo:font-weight="normal" officeooo:rsid="005c4f2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fo:font-size="12pt" fo:font-style="normal" style:text-underline-style="none" fo:font-weight="normal" officeooo:rsid="005f655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fo:font-size="12pt" fo:font-style="normal" style:text-underline-style="none" fo:font-weight="normal" officeooo:rsid="009aef99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fo:font-size="12pt" fo:font-style="normal" style:text-underline-style="none" fo:font-weight="normal" officeooo:rsid="00af1de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fo:font-size="12pt" fo:font-style="normal" style:text-underline-style="none" fo:font-weight="normal" officeooo:rsid="00c35e1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fo:font-size="12pt" fo:font-style="normal" style:text-underline-style="none" fo:font-weight="normal" officeooo:rsid="00c58231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fo:font-size="12pt" fo:font-style="normal" style:text-underline-style="none" fo:font-weight="normal" officeooo:rsid="00d4b109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fo:font-size="12pt" fo:font-style="normal" style:text-underline-style="none" fo:background-color="transparent" loext:char-shading-value="0" style:font-name-asian="Times New Roman" style:font-size-asian="12pt" style:font-style-asian="normal" style:font-name-complex="Times New Roman" style:font-size-complex="12pt" style:font-style-complex="normal"/>
    </style:style>
    <style:style style:name="T21" style:family="text">
      <style:text-properties fo:color="#000000" style:text-line-through-style="none" style:text-line-through-type="none" fo:font-size="12pt" fo:font-style="normal" style:text-underline-style="none" officeooo:rsid="008dbfcb" fo:background-color="transparent" loext:char-shading-value="0" style:font-name-asian="Times New Roman" style:font-size-asian="12pt" style:font-style-asian="normal" style:font-name-complex="Times New Roman" style:font-size-complex="12pt" style:font-style-complex="normal"/>
    </style:style>
    <style:style style:name="T22" style:family="text">
      <style:text-properties fo:color="#000000" style:text-line-through-style="none" style:text-line-through-type="none" fo:font-size="12pt" fo:font-style="normal" style:text-underline-style="none" officeooo:rsid="008e8aa7" fo:background-color="transparent" loext:char-shading-value="0" style:font-name-asian="Times New Roman" style:font-size-asian="12pt" style:font-style-asian="normal" style:font-name-complex="Times New Roman" style:font-size-complex="12pt" style:font-style-complex="normal"/>
    </style:style>
    <style:style style:name="T23" style:family="text">
      <style:text-properties fo:color="#000000" style:text-line-through-style="none" style:text-line-through-typ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5" style:family="text">
      <style:text-properties fo:color="#000000" style:text-line-through-style="none" style:text-line-through-type="none" fo:font-style="normal" style:text-underline-style="none" fo:font-weight="bold" officeooo:rsid="00c730c5" style:font-name-asian="Times New Roman" style:font-style-asian="normal" style:font-weight-asian="bold" style:font-name-complex="Times New Roman" style:font-style-complex="normal" style:font-weight-complex="bold"/>
    </style:style>
    <style:style style:name="T26" style:family="text">
      <style:text-properties fo:color="#000000" style:text-line-through-style="none" style:text-line-through-type="none" fo:font-style="normal" style:text-underline-style="none" fo:font-weight="bold" officeooo:rsid="00c89bff" style:font-name-asian="Times New Roman" style:font-style-asian="normal" style:font-weight-asian="bold" style:font-name-complex="Times New Roman" style:font-style-complex="normal" style:font-weight-complex="bold"/>
    </style:style>
    <style:style style:name="T27" style:family="text">
      <style:text-properties fo:color="#000000" style:text-line-through-style="none" style:text-line-through-type="none" fo:font-style="normal" style:text-underline-style="none" style:font-name-asian="Times New Roman" style:font-style-asian="normal" style:font-name-complex="Times New Roman" style:font-style-complex="normal"/>
    </style:style>
    <style:style style:name="T28" style:family="text">
      <style:text-properties fo:color="#000000" style:text-underline-style="none" officeooo:rsid="000f42a5"/>
    </style:style>
    <style:style style:name="T29" style:family="text">
      <style:text-properties fo:color="#000000" style:text-underline-style="none" officeooo:rsid="001a81d2"/>
    </style:style>
    <style:style style:name="T30" style:family="text">
      <style:text-properties fo:color="#000000" style:text-underline-style="none" officeooo:rsid="001c5678"/>
    </style:style>
    <style:style style:name="T31" style:family="text">
      <style:text-properties fo:color="#000000" style:text-underline-style="none" fo:font-weight="normal" officeooo:rsid="0017da74" style:font-weight-asian="normal" style:font-weight-complex="normal"/>
    </style:style>
    <style:style style:name="T32" style:family="text">
      <style:text-properties fo:color="#000000" style:text-underline-style="none" fo:font-weight="normal" officeooo:rsid="001872dd" style:font-weight-asian="normal" style:font-weight-complex="normal"/>
    </style:style>
    <style:style style:name="T33" style:family="text">
      <style:text-properties fo:color="#000000" style:text-underline-style="none" fo:font-weight="normal" officeooo:rsid="00647c49" style:font-weight-asian="normal" style:font-weight-complex="normal"/>
    </style:style>
    <style:style style:name="T34" style:family="text">
      <style:text-properties fo:color="#000000" style:text-underline-style="none" fo:font-weight="normal" officeooo:rsid="00e0948c" style:font-weight-asian="normal" style:font-weight-complex="normal"/>
    </style:style>
    <style:style style:name="T35" style:family="text">
      <style:text-properties fo:color="#000000" style:text-underline-style="none" officeooo:rsid="00a1078d"/>
    </style:style>
    <style:style style:name="T36" style:family="text">
      <style:text-properties fo:color="#000000" style:text-underline-style="none" officeooo:rsid="00a1a9bb"/>
    </style:style>
    <style:style style:name="T37" style:family="text">
      <style:text-properties fo:color="#000000" style:text-underline-style="none" officeooo:rsid="00e4f23a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style:font-name-asian="Times New Roman" style:font-size-asian="12pt" style:font-name-complex="Times New Roman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font-size-asian="10.5pt" style:font-style-asian="normal" style:font-weight-asian="normal" style:font-name-complex="Arial1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333afa" style:font-size-asian="10.5pt" style:font-style-asian="normal" style:font-weight-asian="normal" style:font-name-complex="Arial1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36e894" style:font-size-asian="10.5pt" style:font-style-asian="normal" style:font-weight-asian="normal" style:font-name-complex="Arial1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bb5c68" style:font-size-asian="10.5pt" style:font-style-asian="normal" style:font-weight-asian="normal" style:font-name-complex="Arial1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ffc225" style:font-size-asian="10.5pt" style:font-style-asian="normal" style:font-weight-asian="normal" style:font-name-complex="Arial1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style:font-size-asian="10.5pt" style:font-style-asian="normal" style:font-weight-asian="bold" style:font-name-complex="Arial1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officeooo:rsid="00333afa" style:font-size-asian="10.5pt" style:font-style-asian="normal" style:font-weight-asian="bold" style:font-name-complex="Arial1" style:font-weight-complex="bold"/>
    </style:style>
    <style:style style:name="T47" style:family="text">
      <style:text-properties officeooo:rsid="000f42a5"/>
    </style:style>
    <style:style style:name="T48" style:family="text">
      <style:text-properties officeooo:rsid="0012c7e4"/>
    </style:style>
    <style:style style:name="T49" style:family="text">
      <style:text-properties officeooo:rsid="00149c3a"/>
    </style:style>
    <style:style style:name="T50" style:family="text">
      <style:text-properties officeooo:rsid="00158d86"/>
    </style:style>
    <style:style style:name="T51" style:family="text">
      <style:text-properties officeooo:rsid="0015e8be"/>
    </style:style>
    <style:style style:name="T52" style:family="text">
      <style:text-properties officeooo:rsid="001ed9ac"/>
    </style:style>
    <style:style style:name="T53" style:family="text">
      <style:text-properties officeooo:rsid="0020d615"/>
    </style:style>
    <style:style style:name="T54" style:family="text">
      <style:text-properties officeooo:rsid="00211c55"/>
    </style:style>
    <style:style style:name="T55" style:family="text">
      <style:text-properties officeooo:rsid="00232c01"/>
    </style:style>
    <style:style style:name="T56" style:family="text">
      <style:text-properties officeooo:rsid="0023b6cf"/>
    </style:style>
    <style:style style:name="T57" style:family="text">
      <style:text-properties officeooo:rsid="00250e86"/>
    </style:style>
    <style:style style:name="T58" style:family="text">
      <style:text-properties officeooo:rsid="002e57b3"/>
    </style:style>
    <style:style style:name="T59" style:family="text">
      <style:text-properties officeooo:rsid="003060f2"/>
    </style:style>
    <style:style style:name="T60" style:family="text">
      <style:text-properties officeooo:rsid="0036e894"/>
    </style:style>
    <style:style style:name="T61" style:family="text">
      <style:text-properties officeooo:rsid="003a429c"/>
    </style:style>
    <style:style style:name="T62" style:family="text">
      <style:text-properties officeooo:rsid="003bf5f5"/>
    </style:style>
    <style:style style:name="T63" style:family="text">
      <style:text-properties officeooo:rsid="003ed994"/>
    </style:style>
    <style:style style:name="T64" style:family="text">
      <style:text-properties officeooo:rsid="004088ed"/>
    </style:style>
    <style:style style:name="T65" style:family="text">
      <style:text-properties officeooo:rsid="0041a181"/>
    </style:style>
    <style:style style:name="T66" style:family="text">
      <style:text-properties officeooo:rsid="00431c16"/>
    </style:style>
    <style:style style:name="T67" style:family="text">
      <style:text-properties officeooo:rsid="0047f3e9"/>
    </style:style>
    <style:style style:name="T68" style:family="text">
      <style:text-properties officeooo:rsid="004944ce"/>
    </style:style>
    <style:style style:name="T69" style:family="text">
      <style:text-properties officeooo:rsid="004ddba3"/>
    </style:style>
    <style:style style:name="T70" style:family="text">
      <style:text-properties officeooo:rsid="004e0aee"/>
    </style:style>
    <style:style style:name="T71" style:family="text">
      <style:text-properties officeooo:rsid="00508b60"/>
    </style:style>
    <style:style style:name="T72" style:family="text">
      <style:text-properties officeooo:rsid="00576c91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ca8a09" style:font-weight-asian="normal" style:font-weight-complex="normal"/>
    </style:style>
    <style:style style:name="T75" style:family="text">
      <style:text-properties fo:font-weight="normal" officeooo:rsid="00d865c5" style:font-weight-asian="normal" style:font-weight-complex="normal"/>
    </style:style>
    <style:style style:name="T76" style:family="text">
      <style:text-properties officeooo:rsid="0063269f"/>
    </style:style>
    <style:style style:name="T77" style:family="text">
      <style:text-properties officeooo:rsid="006612d9"/>
    </style:style>
    <style:style style:name="T78" style:family="text">
      <style:text-properties officeooo:rsid="0066e6af"/>
    </style:style>
    <style:style style:name="T79" style:family="text">
      <style:text-properties officeooo:rsid="006902f1"/>
    </style:style>
    <style:style style:name="T80" style:family="text">
      <style:text-properties officeooo:rsid="006d8c3c"/>
    </style:style>
    <style:style style:name="T81" style:family="text">
      <style:text-properties officeooo:rsid="007115b4"/>
    </style:style>
    <style:style style:name="T82" style:family="text">
      <style:text-properties officeooo:rsid="00766e07"/>
    </style:style>
    <style:style style:name="T83" style:family="text">
      <style:text-properties officeooo:rsid="0076aa4a"/>
    </style:style>
    <style:style style:name="T84" style:family="text">
      <style:text-properties officeooo:rsid="0079c8e8"/>
    </style:style>
    <style:style style:name="T85" style:family="text">
      <style:text-properties officeooo:rsid="007c62e8"/>
    </style:style>
    <style:style style:name="T86" style:family="text">
      <style:text-properties officeooo:rsid="007e584e"/>
    </style:style>
    <style:style style:name="T87" style:family="text">
      <style:text-properties officeooo:rsid="00864620"/>
    </style:style>
    <style:style style:name="T88" style:family="text">
      <style:text-properties officeooo:rsid="0088d111"/>
    </style:style>
    <style:style style:name="T89" style:family="text">
      <style:text-properties officeooo:rsid="008a6376"/>
    </style:style>
    <style:style style:name="T90" style:family="text">
      <style:text-properties officeooo:rsid="008b69ef"/>
    </style:style>
    <style:style style:name="T91" style:family="text">
      <style:text-properties officeooo:rsid="008f7852"/>
    </style:style>
    <style:style style:name="T92" style:family="text">
      <style:text-properties officeooo:rsid="009095b3"/>
    </style:style>
    <style:style style:name="T93" style:family="text">
      <style:text-properties officeooo:rsid="00962e13"/>
    </style:style>
    <style:style style:name="T94" style:family="text">
      <style:text-properties officeooo:rsid="00982434"/>
    </style:style>
    <style:style style:name="T95" style:family="text">
      <style:text-properties officeooo:rsid="00989acc"/>
    </style:style>
    <style:style style:name="T96" style:family="text">
      <style:text-properties officeooo:rsid="009b67b7"/>
    </style:style>
    <style:style style:name="T97" style:family="text">
      <style:text-properties officeooo:rsid="009cd358"/>
    </style:style>
    <style:style style:name="T98" style:family="text">
      <style:text-properties officeooo:rsid="00a1078d"/>
    </style:style>
    <style:style style:name="T99" style:family="text">
      <style:text-properties officeooo:rsid="00a4c6df"/>
    </style:style>
    <style:style style:name="T100" style:family="text">
      <style:text-properties officeooo:rsid="00a583cf"/>
    </style:style>
    <style:style style:name="T101" style:family="text">
      <style:text-properties officeooo:rsid="00a5eab1"/>
    </style:style>
    <style:style style:name="T102" style:family="text">
      <style:text-properties officeooo:rsid="00a854cc"/>
    </style:style>
    <style:style style:name="T103" style:family="text">
      <style:text-properties officeooo:rsid="00a93bda"/>
    </style:style>
    <style:style style:name="T104" style:family="text">
      <style:text-properties officeooo:rsid="00aa6b4d"/>
    </style:style>
    <style:style style:name="T105" style:family="text">
      <style:text-properties officeooo:rsid="00acc04c"/>
    </style:style>
    <style:style style:name="T106" style:family="text">
      <style:text-properties officeooo:rsid="00b0cd55"/>
    </style:style>
    <style:style style:name="T107" style:family="text">
      <style:text-properties officeooo:rsid="00b216d7"/>
    </style:style>
    <style:style style:name="T108" style:family="text">
      <style:text-properties officeooo:rsid="00b57b71"/>
    </style:style>
    <style:style style:name="T109" style:family="text">
      <style:text-properties officeooo:rsid="00ba39ef"/>
    </style:style>
    <style:style style:name="T110" style:family="text">
      <style:text-properties officeooo:rsid="00c03400"/>
    </style:style>
    <style:style style:name="T111" style:family="text">
      <style:text-properties officeooo:rsid="00c21f33"/>
    </style:style>
    <style:style style:name="T112" style:family="text">
      <style:text-properties officeooo:rsid="00c45186"/>
    </style:style>
    <style:style style:name="T113" style:family="text">
      <style:text-properties officeooo:rsid="00d69aa1"/>
    </style:style>
    <style:style style:name="T114" style:family="text">
      <style:text-properties officeooo:rsid="00d83fda"/>
    </style:style>
    <style:style style:name="T115" style:family="text">
      <style:text-properties officeooo:rsid="006132c2"/>
    </style:style>
    <style:style style:name="T116" style:family="text">
      <style:text-properties officeooo:rsid="00daec85"/>
    </style:style>
    <style:style style:name="T117" style:family="text">
      <style:text-properties officeooo:rsid="00db85a3"/>
    </style:style>
    <style:style style:name="T118" style:family="text">
      <style:text-properties officeooo:rsid="005e9062"/>
    </style:style>
    <style:style style:name="T119" style:family="text">
      <style:text-properties officeooo:rsid="00ddcab5"/>
    </style:style>
    <style:style style:name="T120" style:family="text">
      <style:text-properties officeooo:rsid="00df3b2e"/>
    </style:style>
    <style:style style:name="T121" style:family="text">
      <style:text-properties officeooo:rsid="00e275ba"/>
    </style:style>
    <style:style style:name="T122" style:family="text">
      <style:text-properties officeooo:rsid="00e44b17"/>
    </style:style>
    <style:style style:name="T123" style:family="text">
      <style:text-properties officeooo:rsid="00e821e2"/>
    </style:style>
    <style:style style:name="T124" style:family="text">
      <style:text-properties officeooo:rsid="00b8abaa"/>
    </style:style>
    <style:style style:name="T125" style:family="text">
      <style:text-properties officeooo:rsid="00eab4b5"/>
    </style:style>
    <style:style style:name="T126" style:family="text">
      <style:text-properties officeooo:rsid="00eae5a0"/>
    </style:style>
    <style:style style:name="T127" style:family="text">
      <style:text-properties officeooo:rsid="00eca898"/>
    </style:style>
    <style:style style:name="T128" style:family="text">
      <style:text-properties officeooo:rsid="00ef51e4"/>
    </style:style>
    <style:style style:name="T129" style:family="text">
      <style:text-properties officeooo:rsid="00f203aa"/>
    </style:style>
    <style:style style:name="T130" style:family="text">
      <style:text-properties officeooo:rsid="00f6b551"/>
    </style:style>
    <style:style style:name="T131" style:family="text">
      <style:text-properties officeooo:rsid="00f79c80"/>
    </style:style>
    <style:style style:name="T132" style:family="text">
      <style:text-properties officeooo:rsid="00f8a304"/>
    </style:style>
    <style:style style:name="T133" style:family="text">
      <style:text-properties officeooo:rsid="009a0130"/>
    </style:style>
    <style:style style:name="T134" style:family="text">
      <style:text-properties officeooo:rsid="00fba1f9"/>
    </style:style>
    <style:style style:name="T135" style:family="text">
      <style:text-properties officeooo:rsid="00fcba2d"/>
    </style:style>
    <style:style style:name="T136" style:family="text">
      <style:text-properties officeooo:rsid="00ff56ce"/>
    </style:style>
    <style:style style:name="T137" style:family="text">
      <style:text-properties officeooo:rsid="0100d556"/>
    </style:style>
    <style:style style:name="T138" style:family="text">
      <style:text-properties officeooo:rsid="0102da59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553124186144" text:id="ct105553124186144">
          <text:insertion>
            <office:change-info>
              <dc:creator>Kannan Moudgalya</dc:creator>
              <dc:date>2015-07-01T23:31:00</dc:date>
            </office:change-info>
          </text:insertion>
        </text:changed-region>
        <text:changed-region xml:id="ct105553124186352" text:id="ct105553124186352">
          <text:insertion>
            <office:change-info>
              <dc:creator>Kannan Moudgalya</dc:creator>
              <dc:date>2015-07-01T23:31:00</dc:date>
            </office:change-info>
          </text:insertion>
        </text:changed-region>
        <text:changed-region xml:id="ct105553124186560" text:id="ct105553124186560">
          <text:deletion>
            <office:change-info>
              <dc:creator>Kannan Moudgalya</dc:creator>
              <dc:date>2015-07-01T23:31:00</dc:date>
            </office:change-info>
            <text:p text:style-name="P1">using</text:p>
          </text:deletion>
        </text:changed-region>
        <text:changed-region xml:id="ct105553124186768" text:id="ct105553124186768">
          <text:insertion>
            <office:change-info>
              <dc:creator>Kannan Moudgalya</dc:creator>
              <dc:date>2015-07-01T23:31:00</dc:date>
            </office:change-info>
          </text:insertion>
        </text:changed-region>
        <text:changed-region xml:id="ct105553124186976" text:id="ct105553124186976">
          <text:insertion>
            <office:change-info>
              <dc:creator>Kannan Moudgalya</dc:creator>
              <dc:date>2015-07-02T06:04:00</dc:date>
            </office:change-info>
          </text:insertion>
        </text:changed-region>
        <text:changed-region xml:id="ct105553124187184" text:id="ct105553124187184">
          <text:insertion>
            <office:change-info>
              <dc:creator>Kannan Moudgalya</dc:creator>
              <dc:date>2015-07-02T06:05:00</dc:date>
            </office:change-info>
          </text:insertion>
        </text:changed-region>
        <text:changed-region xml:id="ct105553124187392" text:id="ct105553124187392">
          <text:insertion>
            <office:change-info>
              <dc:creator>Kannan Moudgalya</dc:creator>
              <dc:date>2015-07-01T23:32:00</dc:date>
            </office:change-info>
          </text:insertion>
        </text:changed-region>
        <text:changed-region xml:id="ct105553124187600" text:id="ct105553124187600">
          <text:insertion>
            <office:change-info>
              <dc:creator>Kannan Moudgalya</dc:creator>
              <dc:date>2015-07-02T06:04:00</dc:date>
            </office:change-info>
          </text:insertion>
        </text:changed-region>
        <text:changed-region xml:id="ct105553124187808" text:id="ct105553124187808">
          <text:insertion>
            <office:change-info>
              <dc:creator>Kannan Moudgalya</dc:creator>
              <dc:date>2015-07-01T23:32:00</dc:date>
            </office:change-info>
          </text:insertion>
        </text:changed-region>
        <text:changed-region xml:id="ct105553124188016" text:id="ct105553124188016">
          <text:insertion>
            <office:change-info>
              <dc:creator>Kannan Moudgalya</dc:creator>
              <dc:date>2015-07-02T06:05:00</dc:date>
            </office:change-info>
          </text:insertion>
        </text:changed-region>
        <text:changed-region xml:id="ct105553124188224" text:id="ct105553124188224">
          <text:deletion>
            <office:change-info>
              <dc:creator>Kannan Moudgalya</dc:creator>
              <dc:date>2015-07-02T06:05:00</dc:date>
            </office:change-info>
            <text:p text:style-name="P2">s</text:p>
          </text:deletion>
        </text:changed-region>
        <text:changed-region xml:id="ct105553124188432" text:id="ct105553124188432">
          <text:insertion>
            <office:change-info>
              <dc:creator>Kannan Moudgalya</dc:creator>
              <dc:date>2015-07-01T23:32:00</dc:date>
            </office:change-info>
          </text:insertion>
        </text:changed-region>
        <text:changed-region xml:id="ct105553124188640" text:id="ct105553124188640">
          <text:deletion>
            <office:change-info>
              <dc:creator>Kannan Moudgalya</dc:creator>
              <dc:date>2015-07-02T18:17:00</dc:date>
            </office:change-info>
            <text:p text:style-name="P3"/>
            <text:p text:style-name="P3">It is required that you have the “Origin” folder which has the necessary file used throughout this tutorial</text:p>
            <text:p text:style-name="P3"/>
            <text:p text:style-name="P3">I have it saved on my desktop. Here it is</text:p>
          </text:deletion>
        </text:changed-region>
        <text:changed-region xml:id="ct105553124189056" text:id="ct105553124189056">
          <text:deletion>
            <office:change-info>
              <dc:creator>Kannan Moudgalya</dc:creator>
              <dc:date>2015-07-02T18:20:00</dc:date>
            </office:change-info>
            <text:p text:style-name="P3"><text:s/></text:p>
          </text:deletion>
        </text:changed-region>
        <text:changed-region xml:id="ct105553124188848" text:id="ct105553124188848">
          <text:deletion>
            <office:change-info>
              <dc:creator>Kannan Moudgalya</dc:creator>
              <dc:date>2015-07-02T18:20:00</dc:date>
            </office:change-info>
            <text:p text:style-name="P3"/>
            <text:p text:style-name="P3"/>
          </text:deletion>
        </text:changed-region>
        <text:changed-region xml:id="ct105553124189264" text:id="ct105553124189264">
          <text:insertion>
            <office:change-info>
              <dc:creator>Kannan Moudgalya</dc:creator>
              <dc:date>2015-07-02T18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><text:span text:style-name="T2">Title of script</text:span>: <text:span text:style-name="T2">Lighting LED through Scilab Ardu</text:span><text:span text:style-name="T3">ino Toolbox</text:span></text:p>
      <text:p text:style-name="P100">Author: </text:p>
      <text:p text:style-name="P100">Keywords: Scilab, Arduino, LED</text:p>
      <text:p text:style-name="P9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/>
          </table:table-cell>
          <table:table-cell table:style-name="Table1.B1" office:value-type="string">
            <text:p text:style-name="P27">Narration</text:p>
          </table:table-cell>
        </table:table-row>
        <table:table-row table:style-name="Table1.1">
          <table:table-cell table:style-name="Table1.A1" office:value-type="string">
            <text:p text:style-name="P4">Show Slide</text:p>
          </table:table-cell>
          <table:table-cell table:style-name="Table1.B1" office:value-type="string">
            <text:p text:style-name="P1">Welcome to the spoken tutorial <text:span text:style-name="T94">to turn the LED on using the</text:span> Arduino<text:change-start text:change-id="ct105553124186144"/> <text:span text:style-name="T47">Uno</text:span><text:change-end text:change-id="ct105553124186144"/><text:span text:style-name="T47"> board.</text:span><text:change-start text:change-id="ct105553124186352"/></text:p>
            <text:p text:style-name="P1"><text:span text:style-name="T47">We shall use</text:span><text:change-end text:change-id="ct105553124186352"/> <text:change text:change-id="ct105553124186560"/><text:s/>Arduino IDE, Scilab and Xcos<text:change-start text:change-id="ct105553124186768"/> <text:span text:style-name="T47">for this.</text:span><text:change-end text:change-id="ct105553124186768"/></text:p>
          </table:table-cell>
        </table:table-row>
        <table:table-row table:style-name="Table1.1">
          <table:table-cell table:style-name="Table1.A1" office:value-type="string">
            <text:p text:style-name="P4">Show Slide</text:p>
          </table:table-cell>
          <table:table-cell table:style-name="Table1.B1" office:value-type="string">
            <text:p text:style-name="P4">In this tutorial we will learn to</text:p>
            <text:p text:style-name="P4"/>
            <text:list xml:id="list4468488334337578792" text:style-name="WW8Num3">
              <text:list-item>
                <text:p text:style-name="P103">Connect <text:change-start text:change-id="ct105553124186976"/><text:span text:style-name="T1">a</text:span><text:change-end text:change-id="ct105553124186976"/><text:change-start text:change-id="ct105553124187184"/><text:span text:style-name="T1">n </text:span><text:change-end text:change-id="ct105553124187184"/>Arduino <text:change-start text:change-id="ct105553124187392"/><text:span text:style-name="T47">Uno </text:span><text:change-end text:change-id="ct105553124187392"/><text:change-start text:change-id="ct105553124187600"/><text:span text:style-name="T47">board </text:span><text:change-end text:change-id="ct105553124187600"/>to <text:change-start text:change-id="ct105553124187808"/><text:span text:style-name="T47">a </text:span><text:change-end text:change-id="ct105553124187808"/>computer</text:p>
              </text:list-item>
              <text:list-item>
                <text:p text:style-name="P105"><text:span text:style-name="T115">Identify the port number</text:span></text:p>
              </text:list-item>
              <text:list-item>
                <text:p text:style-name="P111">Load the firmware on to the Arduino Uno board</text:p>
              </text:list-item>
              <text:list-item>
                <text:p text:style-name="P113">Turn the LED on using Arduino IDE</text:p>
              </text:list-item>
              <text:list-item>
                <text:p text:style-name="P103">Load <text:span text:style-name="T76">the S</text:span>cilab-<text:span text:style-name="T116">A</text:span>rduino toolbox in <text:change-start text:change-id="ct105553124188016"/><text:span text:style-name="T1">S</text:span><text:change-end text:change-id="ct105553124188016"/><text:change text:change-id="ct105553124188224"/>cilab</text:p>
              </text:list-item>
              <text:list-item>
                <text:p text:style-name="P115">Turn the LED on using Scilab and Xcos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8">Requirements slide</text:p>
          </table:table-cell>
          <table:table-cell table:style-name="Table1.B4" office:value-type="string">
            <text:p text:style-name="P3">For this tutorial, I am using</text:p>
            <text:p text:style-name="P3"/>
            <text:list xml:id="list8105653938218062721" text:style-name="WW8Num4">
              <text:list-item>
                <text:p text:style-name="P122">Windows 8, 64-bit OS<text:change-start text:change-id="ct105553124188432"/> <text:span text:style-name="T47">and</text:span><text:change-end text:change-id="ct105553124188432"/></text:p>
              </text:list-item>
              <text:list-item>
                <text:p text:style-name="P122">Scilab 5.5.2</text:p>
              </text:list-item>
            </text:list>
            <text:p text:style-name="P32"/>
            <text:p text:style-name="P26"><text:span text:style-name="T117">We</text:span> also need an Internet connection to install Scilab.<text:change text:change-id="ct105553124188640"/></text:p>
          </table:table-cell>
        </table:table-row>
        <table:table-row table:style-name="Table1.1">
          <table:table-cell table:style-name="Table1.A4" office:value-type="string">
            <text:p text:style-name="P49">Show the web page</text:p>
          </table:table-cell>
          <table:table-cell table:style-name="Table1.B4" office:value-type="string">
            <text:p text:style-name="P124">I will now explain how to download and install the Arduino IDE</text:p>
            <text:p text:style-name="P3"/>
            <text:p text:style-name="P3">Arduino IDE can be downloaded from </text:p>
            <text:p text:style-name="P3"/>
            <text:p text:style-name="P3">www.arduino.cc</text:p>
          </table:table-cell>
        </table:table-row>
        <table:table-row table:style-name="Table1.1">
          <table:table-cell table:style-name="Table1.A4" office:value-type="string">
            <text:p text:style-name="P49">Demo</text:p>
          </table:table-cell>
          <table:table-cell table:style-name="Table1.B4" office:value-type="string">
            <text:p text:style-name="P3">On this page, click on the Download tab.</text:p>
            <text:p text:style-name="P3"/>
            <text:p text:style-name="P3">On the right hand side, click on the link “Windows ZIP file for non admin install” </text:p>
            <text:p text:style-name="P3"/>
            <text:p text:style-name="P3">The donate page will appear. Scroll down and click on “Just download”</text:p>
            <text:p text:style-name="P3"/>
            <text:p text:style-name="P129"><text:span text:style-name="T118">You may return to this page later and make a donation.</text:span></text:p>
          </table:table-cell>
        </table:table-row>
        <table:table-row table:style-name="Table1.1">
          <table:table-cell table:style-name="Table1.A4" office:value-type="string">
            <text:p text:style-name="P49">Demo</text:p>
          </table:table-cell>
          <table:table-cell table:style-name="Table1.B4" office:value-type="string">
            <text:p text:style-name="P3">I have already downloaded this file.</text:p>
            <text:p text:style-name="P79"/>
            <text:p text:style-name="P80">It is on the Desktop.</text:p>
            <text:p text:style-name="P79"/>
            <text:p text:style-name="P79">It is approximately 140 MB.</text:p>
            <text:p text:style-name="P3"/>
            <text:p text:style-name="P3">Hence I will not download it again.</text:p>
          </table:table-cell>
        </table:table-row>
        <table:table-row table:style-name="Table1.1">
          <table:table-cell table:style-name="Table1.A4" office:value-type="string">
            <text:p text:style-name="P49">Demo</text:p>
          </table:table-cell>
          <table:table-cell table:style-name="Table1.B4" office:value-type="string">
            <text:p text:style-name="P3">Right click on this file and extract its content.</text:p>
            <text:p text:style-name="P3"/>
            <text:p text:style-name="P3">Do not alter any file or directory<text:change text:change-id="ct105553124189056"/><text:change text:change-id="ct105553124188848"/><text:change-start text:change-id="ct105553124189264"/> <text:change-end text:change-id="ct105553124189264"/>structure.</text:p>
            <text:p text:style-name="P3"/>
            <text:p text:style-name="P3">Let me switch to the slides</text:p>
          </table:table-cell>
        </table:table-row>
        <table:table-row table:style-name="Table1.1">
          <table:table-cell table:style-name="Table1.A4" office:value-type="string">
            <text:p text:style-name="P49">Show slide</text:p>
          </table:table-cell>
          <table:table-cell table:style-name="Table1.B4" office:value-type="string">
            <text:p text:style-name="P51"><text:span text:style-name="T6">Place the Shield on the Arduino Uno board properly, </text:span><text:span text:style-name="T7">as shown in the </text:span><text:soft-page-break/><text:span text:style-name="T15">picture.</text:span></text:p>
            <text:p text:style-name="P116"/>
            <text:p text:style-name="P71"><text:span text:style-name="T6">In this configuration, the shield will snugly fit into the </text:span><text:span text:style-name="T8">Arduino Uno board, with a gentle push.</text:span></text:p>
            <text:p text:style-name="P117"/>
            <text:p text:style-name="P72"><text:span text:style-name="T8">I</text:span><text:span text:style-name="T6">f you try to connect it in any other way and apply force, you will break the boards.</text:span></text:p>
            <text:p text:style-name="P107"/>
            <text:p text:style-name="P51"><text:span text:style-name="T8">C</text:span><text:span text:style-name="T6">onnect </text:span><text:span text:style-name="T8">this</text:span><text:span text:style-name="T6"> with your </text:span><text:span text:style-name="T14">computer</text:span><text:span text:style-name="T6"> through the USB cable provided,</text:span><text:span text:style-name="T3"> </text:span><text:span text:style-name="T6">as shown</text:span></text:p>
          </table:table-cell>
        </table:table-row>
        <table:table-row table:style-name="Table1.1">
          <table:table-cell table:style-name="Table1.A4" office:value-type="string">
            <text:p text:style-name="P49">Demo</text:p>
          </table:table-cell>
          <table:table-cell table:style-name="Table1.B4" office:value-type="string">
            <text:p text:style-name="P3">Click on the Start Menu, and <text:span text:style-name="T48">then</text:span> the “Control Panel”</text:p>
            <text:p text:style-name="P3"/>
            <text:p text:style-name="P52"><text:span text:style-name="T49">Then</text:span> navigate to “System and Security”</text:p>
            <text:p text:style-name="P52"/>
            <text:p text:style-name="P60"><text:span text:style-name="T78">Then c</text:span>lick on “System” </text:p>
            <text:p text:style-name="P60"/>
            <text:p text:style-name="P60"><text:span text:style-name="T78">T</text:span>hen choose “Device Manager”</text:p>
            <text:p text:style-name="P3"/>
            <text:p text:style-name="P3"><text:span text:style-name="T77">Next, click on </text:span><text:s/>“Other devices” <text:span text:style-name="T50">and</text:span> locate “Unknown device”</text:p>
            <text:p text:style-name="P3"/>
            <text:p text:style-name="P61">Right click on the “Unknown device” </text:p>
            <text:p text:style-name="P61"/>
            <text:p text:style-name="P61"><text:span text:style-name="T79">S</text:span>elect the “Update Driver Software” option</text:p>
            <text:p text:style-name="P61"/>
            <text:p text:style-name="P62">Next, choose the “Browse my computer for Driver software” option</text:p>
            <text:p text:style-name="P62"/>
            <text:p text:style-name="P63">Navigate to <text:span text:style-name="T51">the </text:span>Arduino folder on the Desktop <text:span text:style-name="T96">that we extracted now.</text:span></text:p>
            <text:p text:style-name="P63"/>
            <text:p text:style-name="P63"><text:span text:style-name="T80">S</text:span>elect “drivers” folder </text:p>
            <text:p text:style-name="P62"/>
            <text:p text:style-name="P62">Click on “Ok” and then Click on “Next”</text:p>
            <text:p text:style-name="P62"/>
            <text:p text:style-name="P62">Driver installation window will open</text:p>
            <text:p text:style-name="P62"/>
            <text:p text:style-name="P62">Click on “Install”</text:p>
            <text:p text:style-name="P62"/>
            <text:p text:style-name="P89"><text:span text:style-name="T136">D</text:span>rivers for the Arduino Uno board get installed.</text:p>
            <text:p text:style-name="P62"/>
            <text:p text:style-name="P62">Close the window after the installation is complete. </text:p>
            <text:p text:style-name="P62"/>
            <text:p text:style-name="P62">Close the device manager and <text:span text:style-name="T97">the </text:span>control panel</text:p>
            <text:p text:style-name="P62"/>
            <text:p text:style-name="P62">The Arduino IDE is ready for use</text:p>
          </table:table-cell>
        </table:table-row>
        <table:table-row table:style-name="Table1.1">
          <table:table-cell table:style-name="Table1.A4" office:value-type="string">
            <text:p text:style-name="P49"/>
          </table:table-cell>
          <table:table-cell table:style-name="Table1.B4" office:value-type="string">
            <text:p text:style-name="P68"><text:span text:style-name="Internet_20_link"><text:span text:style-name="T35">Let us now work with user program</text:span></text:span><text:span text:style-name="Internet_20_link"><text:span text:style-name="T36">s.</text:span></text:span></text:p>
            <text:p text:style-name="P53"><text:span text:style-name="Internet_20_link"><text:span text:style-name="T28"/></text:span></text:p>
            <text:p text:style-name="P53"><text:span text:style-name="Internet_20_link"><text:span text:style-name="T29">For this, copy or download the file Origin.tgz on to your computer.</text:span></text:span></text:p>
            <text:p text:style-name="P53"><text:span text:style-name="Internet_20_link"><text:span text:style-name="T29"/></text:span></text:p>
            <text:p text:style-name="P133"><text:span text:style-name="Internet_20_link"><text:span text:style-name="T37">This file is available along with this Spoken Tutorial.</text:span></text:span></text:p>
            <text:p text:style-name="P133"><text:span text:style-name="Internet_20_link"><text:span text:style-name="T37"/></text:span></text:p>
            <text:p text:style-name="P133"><text:span text:style-name="Internet_20_link"><text:span text:style-name="T37">These two are kept together in the Spoken Tutorial website, http://spoken-tutorial.org.</text:span></text:span></text:p>
            <text:p text:style-name="P53"><text:soft-page-break/><text:span text:style-name="Internet_20_link"><text:span text:style-name="T29">Unzip </text:span></text:span><text:span text:style-name="Internet_20_link"><text:span text:style-name="T37">this file.</text:span></text:span></text:p>
            <text:p text:style-name="P53"><text:span text:style-name="Internet_20_link"><text:span text:style-name="T29"/></text:span></text:p>
            <text:p text:style-name="P53"><text:span text:style-name="Internet_20_link"><text:span text:style-name="T29">You will get a folder called Origin.</text:span></text:span></text:p>
            <text:p text:style-name="P54"><text:span text:style-name="Internet_20_link"><text:span text:style-name="T30"/></text:span></text:p>
            <text:p text:style-name="P54"><text:span text:style-name="Internet_20_link"><text:span text:style-name="T30">I will keep it on the Desktop.</text:span></text:span></text:p>
            <text:p text:style-name="P53"><text:span text:style-name="Internet_20_link"/></text:p>
            <text:p text:style-name="P82">We will now show how to <text:span text:style-name="T98">conduct an experiment.</text:span></text:p>
          </table:table-cell>
        </table:table-row>
        <table:table-row table:style-name="Table1.1">
          <table:table-cell table:style-name="Table1.A4" office:value-type="string">
            <text:p text:style-name="P49"/>
          </table:table-cell>
          <table:table-cell table:style-name="Table1.B4" office:value-type="string">
            <text:p text:style-name="P64">The <text:span text:style-name="T81">O</text:span>rigin folder <text:span text:style-name="T52">has</text:span> two subfolders, “tools” and “user-code”</text:p>
            <text:p text:style-name="P64"/>
            <text:p text:style-name="P64"><text:span text:style-name="T52">O</text:span>pen the user-code folder</text:p>
            <text:p text:style-name="P64"/>
            <text:p text:style-name="P64">The user-code directory consists of <text:span text:style-name="T53">folders for </text:span>various experiment<text:span text:style-name="T53">s.</text:span></text:p>
            <text:p text:style-name="P64"/>
            <text:p text:style-name="P64">Open the folder “led”</text:p>
            <text:p text:style-name="P64"/>
            <text:p text:style-name="P64">It <text:span text:style-name="T54">has two</text:span> sub folders, “arduino” and “scilab”</text:p>
          </table:table-cell>
        </table:table-row>
        <table:table-row table:style-name="Table1.1">
          <table:table-cell table:style-name="Table1.A4" office:value-type="string">
            <text:p text:style-name="P49"/>
          </table:table-cell>
          <table:table-cell table:style-name="Table1.B4" office:value-type="string">
            <text:p text:style-name="P65">Open the “arduino” directory</text:p>
            <text:p text:style-name="P65"/>
            <text:p text:style-name="P65">It <text:span text:style-name="T55">has many folders, each for one </text:span>LED experiment.</text:p>
            <text:p text:style-name="P65"/>
            <text:p text:style-name="P65">Open the “led-b<text:span text:style-name="T99">lue</text:span>” folder</text:p>
            <text:p text:style-name="P65"/>
            <text:p text:style-name="P65">You will <text:span text:style-name="T82">see</text:span> <text:span text:style-name="T57">the file with the name </text:span>led-bl<text:span text:style-name="T100">ue</text:span>.ino</text:p>
            <text:p text:style-name="P65"/>
            <text:p text:style-name="P65">This file contains the <text:span text:style-name="T56">A</text:span>rduino program to <text:span text:style-name="T101">turn the blue LED on </text:span></text:p>
            <text:p text:style-name="P65"/>
            <text:p text:style-name="P73">All Arduino programs have the extension ino.</text:p>
            <text:p text:style-name="P73"/>
            <text:p text:style-name="P73">Right click <text:span text:style-name="T83">on </text:span>this file and open with Arduino IDE.</text:p>
            <text:p text:style-name="P65"/>
            <text:p text:style-name="P65"><text:span text:style-name="T119">It is also possible to open</text:span> file<text:span text:style-name="T119">s</text:span> <text:span text:style-name="T56">directly from</text:span> the Arduino IDE</text:p>
          </table:table-cell>
        </table:table-row>
        <table:table-row table:style-name="Table1.1">
          <table:table-cell table:style-name="Table1.A4" office:value-type="string">
            <text:p text:style-name="P49">Demo</text:p>
          </table:table-cell>
          <table:table-cell table:style-name="Table1.B4" office:value-type="string">
            <text:p text:style-name="P3">Next, on the menu bar, click on the “tools” menu.</text:p>
            <text:p text:style-name="P3"/>
            <text:p text:style-name="P83">You will see a ``Port” option.</text:p>
            <text:p text:style-name="P3"/>
            <text:p text:style-name="P74">If the Arduino Uno board is <text:span text:style-name="T85">not </text:span>connected properly, you will <text:span text:style-name="T85">not be able to click it.</text:span></text:p>
            <text:p text:style-name="P74"/>
            <text:p text:style-name="P85">In that case, make sure that the USB cable is connected properly.</text:p>
            <text:p text:style-name="P85"/>
            <text:p text:style-name="P85">For me, the board is connect<text:span text:style-name="T93">ed</text:span> properly.</text:p>
            <text:p text:style-name="P85"/>
            <text:p text:style-name="P85"><text:span text:style-name="T102">Hence, l</text:span>et me click it.</text:p>
            <text:p text:style-name="P84"/>
            <text:p text:style-name="P84"><text:span text:style-name="T85">I obtain</text:span> a few options.</text:p>
            <text:p text:style-name="P55"/>
            <text:p text:style-name="P55"><text:span text:style-name="T86">Click on</text:span> the COM port number corresponding to the connected Arduino </text:p>
            <text:p text:style-name="P3"/>
            <text:p text:style-name="P88">We have <text:span text:style-name="T103">now </text:span>selected this COM port for communication with the Arduino Uno board.</text:p>
            <text:p text:style-name="P3"><text:soft-page-break/></text:p>
            <text:p text:style-name="P125">We also note the COM port number as 2</text:p>
            <text:p text:style-name="P3"/>
            <text:p text:style-name="P136">The COM port number information is required for use with Scilab.</text:p>
            <text:p text:style-name="P131"><text:span text:style-name="T120">We will explain this in a few minutes.</text:span></text:p>
          </table:table-cell>
        </table:table-row>
        <table:table-row table:style-name="Table1.1">
          <table:table-cell table:style-name="Table1.A4" office:value-type="string">
            <text:p text:style-name="P49">Demo</text:p>
          </table:table-cell>
          <table:table-cell table:style-name="Table1.B4" office:value-type="string">
            <text:p text:style-name="P90">As we have selected the port for communication, we can transfer the code to the board.</text:p>
            <text:p text:style-name="P86"/>
            <text:p text:style-name="P86">Locate a button with a right arrow symbol <text:span text:style-name="T104">on the Arduino IDE.</text:span></text:p>
            <text:p text:style-name="P86"/>
            <text:p text:style-name="P86">If you hover the mouse over it, you will see that it is called Upload.</text:p>
            <text:p text:style-name="P86"/>
            <text:p text:style-name="P86">Press this Upload button.</text:p>
            <text:p text:style-name="P3"/>
            <text:p text:style-name="P3">This will compile and <text:span text:style-name="T87">upload</text:span> the program in the Arduino Uno board</text:p>
            <text:p text:style-name="P3"/>
            <text:p text:style-name="P66"><text:span text:style-name="T88">After the upload is complete, </text:span>the <text:span text:style-name="T104">blue </text:span>LED <text:span text:style-name="T114">on the shield will turn on. <text:s/></text:span></text:p>
            <text:p text:style-name="P3"/>
            <text:p text:style-name="P127">Let us briefly explain what this code does.</text:p>
            <text:p text:style-name="P69"/>
            <text:p text:style-name="P11">The code is written in <text:span text:style-name="T84">a </text:span>C <text:span text:style-name="T84">like </text:span>language</text:p>
            <text:p text:style-name="P11"/>
            <text:p text:style-name="P19">Putting a high value on pin 9 turns blue LED on.</text:p>
            <text:p text:style-name="P19"/>
            <text:p text:style-name="P19"><text:span text:style-name="T105">Before that, we</text:span> define pin 9 as the output pin.</text:p>
            <text:p text:style-name="P4"/>
            <text:p text:style-name="P70"><text:span text:style-name="T16">Now that the experiment is over, l</text:span><text:span text:style-name="T58">et us c</text:span>lose the Arduino IDE.</text:p>
          </table:table-cell>
        </table:table-row>
        <table:table-row table:style-name="Table1.1">
          <table:table-cell table:style-name="Table1.A4" office:value-type="string">
            <text:p text:style-name="P49"/>
          </table:table-cell>
          <table:table-cell table:style-name="Table1.B4" office:value-type="string">
            <text:p text:style-name="P8">N<text:span text:style-name="T106">ext,</text:span> let <text:span text:style-name="T89">us </text:span>see how to do this using <text:span text:style-name="T90">S</text:span>cilab</text:p>
            <text:p text:style-name="P75"/>
            <text:p text:style-name="P77">Let us first install Scilab.</text:p>
            <text:p text:style-name="P77"/>
            <text:p text:style-name="P76">You may download Scilab from <text:a xlink:type="simple" xlink:href="http://www.scilab.org/" text:style-name="Internet_20_link" text:visited-style-name="Visited_20_Internet_20_Link"><text:span text:style-name="T107">http://</text:span></text:a><text:a xlink:type="simple" xlink:href="http://www.scilab.org/" text:style-name="Internet_20_link" text:visited-style-name="Visited_20_Internet_20_Link">www.scilab.org</text:a></text:p>
            <text:p text:style-name="P76"/>
            <text:p text:style-name="P76">To install Scilab, watch the Scilab spoken tutorial series on </text:p>
            <text:p text:style-name="P76"/>
            <text:p text:style-name="P67"><text:a xlink:type="simple" xlink:href="http://spoken-tutorial.org/" text:style-name="Internet_20_link" text:visited-style-name="Visited_20_Internet_20_Link"><text:span text:style-name="Internet_20_link"><text:span text:style-name="T73">http://spoken-tutorial.org</text:span></text:span></text:a></text:p>
            <text:p text:style-name="P67"><text:span text:style-name="Internet_20_link"><text:span text:style-name="T73"/></text:span></text:p>
            <text:p text:style-name="P67"><text:span text:style-name="Internet_20_link"><text:span text:style-name="T31">On Windows systems, Internet should be available for Scilab to be installed properly.</text:span></text:span></text:p>
            <text:p text:style-name="P67"><text:span text:style-name="Internet_20_link"><text:span text:style-name="T31"/></text:span></text:p>
            <text:p text:style-name="P137"><text:span text:style-name="Internet_20_link"><text:span text:style-name="T32">If Internet is </text:span></text:span><text:span text:style-name="Internet_20_link"><text:span text:style-name="T33">NOT</text:span></text:span><text:span text:style-name="Internet_20_link"><text:span text:style-name="T32"> available when you install Scilab on Windows, Scilab will NOT work.</text:span></text:span></text:p>
            <text:p text:style-name="P137"><text:span text:style-name="Internet_20_link"><text:span text:style-name="T32"/></text:span></text:p>
            <text:p text:style-name="P138"><text:span text:style-name="Internet_20_link"><text:span text:style-name="T34">I have already installed Scilab on my computer.</text:span></text:span></text:p>
            <text:p text:style-name="P75"/>
            <text:p text:style-name="P75"><text:span text:style-name="T21">We will next</text:span><text:span text:style-name="T20"> learn about </text:span><text:span text:style-name="T22">the S</text:span><text:span text:style-name="T20">cilab-</text:span><text:span text:style-name="T22">A</text:span><text:span text:style-name="T20">rduino toolbox</text:span></text:p>
            <text:p text:style-name="P25"/>
            <text:p text:style-name="P25">Let me switch to the slides</text:p>
          </table:table-cell>
        </table:table-row>
        <table:table-row table:style-name="Table1.1">
          <table:table-cell table:style-name="Table1.A4" office:value-type="string">
            <text:p text:style-name="P49">Show Slid<text:span text:style-name="T92">e</text:span></text:p>
          </table:table-cell>
          <table:table-cell table:style-name="Table1.B4" office:value-type="string">
            <text:list xml:id="list292726825064871867" text:style-name="WW8Num5">
              <text:list-item>
                <text:p text:style-name="P128"><text:span text:style-name="T91">S</text:span>cilab communicate<text:span text:style-name="T122">s</text:span> with arduino <text:span text:style-name="T122">through a toolbox</text:span></text:p>
              </text:list-item>
              <text:list-item>
                <text:p text:style-name="P128"><text:span text:style-name="T122">This toolbox is</text:span> available for both <text:span text:style-name="T121">W</text:span>indows and <text:span text:style-name="T121">L</text:span>inux</text:p>
              </text:list-item>
              <text:list-item>
                <text:p text:style-name="P128"><text:soft-page-break/>It requires a dedicated firmware</text:p>
              </text:list-item>
              <text:list-item>
                <text:p text:style-name="P139">Both the toolbox and the firmware are available <text:span text:style-name="T123">in the file Origin.tgz mentioned above</text:span>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49">Demo</text:p>
          </table:table-cell>
          <table:table-cell table:style-name="Table1.B4" office:value-type="string">
            <text:p text:style-name="P87">We will explain how to load the Arduino firmware on to the Arduino Uno Board.</text:p>
            <text:p text:style-name="P3"/>
            <text:p text:style-name="P3">Launch the Arduino IDE as explained earlier</text:p>
            <text:p text:style-name="P3"/>
            <text:p text:style-name="P78">Let us navigate to the folder, Origin/tools/arduino-firmware</text:p>
            <text:p text:style-name="P3"/>
            <text:p text:style-name="P3">Open the file arduino-firmware.ino</text:p>
            <text:p text:style-name="P3"/>
            <text:p text:style-name="P91">Recall the procedure we used to identify the COM port number.</text:p>
            <text:p text:style-name="P91"/>
            <text:p text:style-name="P91">That method has to be <text:span text:style-name="T108">carried out now</text:span>, if you are doing the Scilab experiment first.</text:p>
            <text:p text:style-name="P3"/>
            <text:p text:style-name="P92">As we have already carried out this step, we need not repeat it now.</text:p>
            <text:p text:style-name="P92"/>
            <text:p text:style-name="P81">Also recall that the Arduino Uno board is connected on to COM port 2.</text:p>
            <text:p text:style-name="P3"/>
            <text:p text:style-name="P3">Load this firmware in arduino, <text:span text:style-name="T59">using the Upload button as before.</text:span></text:p>
            <text:p text:style-name="P3"/>
            <text:p text:style-name="P3">Close the Arduino IDE</text:p>
          </table:table-cell>
        </table:table-row>
        <table:table-row table:style-name="Table1.1">
          <table:table-cell table:style-name="Table1.A4" office:value-type="string">
            <text:p text:style-name="P29"/>
          </table:table-cell>
          <table:table-cell table:style-name="Table1.B4" office:value-type="string">
            <text:p text:style-name="P110"><text:span text:style-name="T124">We will now explain another method to identify the COM port number assigned to the board.</text:span></text:p>
          </table:table-cell>
        </table:table-row>
        <table:table-row table:style-name="Table1.1">
          <table:table-cell table:style-name="Table1.A4" office:value-type="string">
            <text:p text:style-name="P43">Indentify the port no. of the system</text:p>
          </table:table-cell>
          <table:table-cell table:style-name="Table1.B4" office:value-type="string">
            <text:p text:style-name="P6">Click on the start menu and open up the Control Panel.</text:p>
            <text:p text:style-name="P6"/>
            <text:p text:style-name="P94"><text:span text:style-name="T40">Navigate to </text:span><text:span text:style-name="T45">System and Security.</text:span></text:p>
            <text:p text:style-name="P141"/>
            <text:p text:style-name="P94"><text:span text:style-name="T46">C</text:span><text:span text:style-name="T40">lick on </text:span><text:span text:style-name="T45">System</text:span><text:span text:style-name="T40"> and then choose the </text:span><text:span text:style-name="T45">Device Manager.</text:span></text:p>
            <text:p text:style-name="P93"/>
            <text:p text:style-name="P50"><text:span text:style-name="T40">In </text:span><text:span text:style-name="T44">the </text:span><text:span text:style-name="T40">Device Manager window, look for </text:span><text:span text:style-name="T45">Ports (COM and LPT)</text:span><text:span text:style-name="T40">, </text:span></text:p>
            <text:p text:style-name="P134"/>
            <text:p text:style-name="P50"><text:span text:style-name="T41">D</text:span><text:span text:style-name="T40">ouble click on it.</text:span></text:p>
            <text:p text:style-name="P134"/>
            <text:p text:style-name="P50"><text:span text:style-name="T41">I</text:span><text:span text:style-name="T40">t will show you the COM </text:span><text:span text:style-name="T43">port </text:span><text:span text:style-name="T40">n</text:span><text:span text:style-name="T42">umber</text:span><text:span text:style-name="T40"> for Arduino U</text:span><text:span text:style-name="T42">no.</text:span></text:p>
          </table:table-cell>
        </table:table-row>
        <table:table-row table:style-name="Table1.1">
          <table:table-cell table:style-name="Table1.A4" office:value-type="string">
            <text:p text:style-name="P43">Demo</text:p>
          </table:table-cell>
          <table:table-cell table:style-name="Table1.B4" office:value-type="string">
            <text:p text:style-name="P6">If <text:span text:style-name="T60">it</text:span> is a two digit number, then we need to change it to a single digi<text:span text:style-name="T60">t.</text:span></text:p>
            <text:p text:style-name="P6"/>
            <text:p text:style-name="P6"><text:span text:style-name="T61">To do this, d</text:span>ouble click on the port number</text:p>
            <text:p text:style-name="P6"/>
            <text:p text:style-name="P6">Its properties window will appear. </text:p>
            <text:p text:style-name="P6"/>
            <text:p text:style-name="P7">Click on the “Port settings” tab.</text:p>
            <text:p text:style-name="P7"/>
            <text:p text:style-name="P7"><text:span text:style-name="T62">T</text:span>hen click on “Advanced” button</text:p>
            <text:p text:style-name="P6"/>
            <text:p text:style-name="P6">Click on the drop down menu for COM port numbers</text:p>
            <text:p text:style-name="P6"/>
            <text:p text:style-name="P6">Choose COM2.</text:p>
            <text:p text:style-name="P6"><text:soft-page-break/></text:p>
            <text:p text:style-name="P6">Click on OK</text:p>
            <text:p text:style-name="P6"/>
            <text:p text:style-name="P6">Windows may warn you that the port number is already in use. </text:p>
            <text:p text:style-name="P6"/>
            <text:p text:style-name="P6"><text:span text:style-name="T137">As </text:span>you do not have any other USB device connected, you may force change it. </text:p>
            <text:p text:style-name="P6"/>
            <text:p text:style-name="P12">Of course, you can choose <text:span text:style-name="T110">any number between 2 and 9.</text:span></text:p>
            <text:p text:style-name="P12"/>
            <text:p text:style-name="P12">Whatever port number <text:span text:style-name="T69">assigned here,</text:span> should be used subsequently in <text:span text:style-name="T125">all</text:span> <text:span text:style-name="T125">the</text:span> <text:span text:style-name="T138">programs.</text:span></text:p>
            <text:p text:style-name="P12"/>
            <text:p text:style-name="P20">You should not choose COM 1, as this is reserved as a virtual port.</text:p>
            <text:p text:style-name="P12"/>
            <text:p text:style-name="P16">You must <text:span text:style-name="T70">repeat</text:span> this step whenever you reconnect the Arduino Uno board, for whatever reason.</text:p>
            <text:p text:style-name="P16"/>
            <text:p text:style-name="P16">Make a note of this COM port number.</text:p>
            <text:p text:style-name="P6"/>
            <text:p text:style-name="P6">Click on “OK” to close all of the device manager windows</text:p>
            <text:p text:style-name="P6"/>
            <text:p text:style-name="P6">Now, we are set to go ahead with port number 2</text:p>
          </table:table-cell>
        </table:table-row>
        <table:table-row table:style-name="Table1.1">
          <table:table-cell table:style-name="Table1.A4" office:value-type="string">
            <text:p text:style-name="P28">Launch Scilab</text:p>
          </table:table-cell>
          <table:table-cell table:style-name="Table1.B4" office:value-type="string">
            <text:p text:style-name="P4">Next, launch Scilab by double-clicking on the shortcut icon created on the Desktop. </text:p>
          </table:table-cell>
        </table:table-row>
        <table:table-row table:style-name="Table1.1">
          <table:table-cell table:style-name="Table1.A4" office:value-type="string">
            <text:p text:style-name="P28">Change Current Directory</text:p>
          </table:table-cell>
          <table:table-cell table:style-name="Table1.B4" office:value-type="string">
            <text:p text:style-name="P3"><text:span text:style-name="T6">Click on the file menu and click on the </text:span><text:span text:style-name="T3">Change Current Directory</text:span><text:span text:style-name="T6"> option</text:span></text:p>
          </table:table-cell>
        </table:table-row>
        <table:table-row table:style-name="Table1.1">
          <table:table-cell table:style-name="Table1.A4" office:value-type="string">
            <text:p text:style-name="P28">Browse to the toolbox folder</text:p>
          </table:table-cell>
          <table:table-cell table:style-name="Table1.B4" office:value-type="string">
            <text:p text:style-name="P9">Browse to the toolbox folder Origin/tools/windows </text:p>
            <text:p text:style-name="P9"/>
            <text:p text:style-name="P9"><text:span text:style-name="T63">C</text:span>lick on open</text:p>
            <text:p text:style-name="P4"/>
            <text:p text:style-name="P4">Your <text:span text:style-name="T126">S</text:span>cilab current directory is now pointing to the toolbox</text:p>
            <text:p text:style-name="P4"/>
            <text:p text:style-name="P13">You can check this by the command pwd, as I do now.</text:p>
          </table:table-cell>
        </table:table-row>
        <table:table-row table:style-name="Table1.1">
          <table:table-cell table:style-name="Table1.A4" office:value-type="string">
            <text:p text:style-name="P28">Execute builder.sce</text:p>
          </table:table-cell>
          <table:table-cell table:style-name="Table1.B4" office:value-type="string">
            <text:p text:style-name="P4">Type the following command on your scilab console</text:p>
            <text:p text:style-name="P4"/>
            <text:p text:style-name="P28">exec builder.sce</text:p>
            <text:p text:style-name="P28"/>
            <text:p text:style-name="P4">and press the enter key</text:p>
            <text:p text:style-name="P4"/>
            <text:p text:style-name="P4">This will build the toolbox and create <text:span text:style-name="T64">a file called </text:span>loader.sce</text:p>
          </table:table-cell>
        </table:table-row>
        <table:table-row table:style-name="Table1.1">
          <table:table-cell table:style-name="Table1.A4" office:value-type="string">
            <text:p text:style-name="P28">Execute loader.sce</text:p>
          </table:table-cell>
          <table:table-cell table:style-name="Table1.B4" office:value-type="string">
            <text:p text:style-name="P4">Type the following command on your <text:span text:style-name="T65">S</text:span>cilab console</text:p>
            <text:p text:style-name="P33"/>
            <text:p text:style-name="P28">exec loader.sce</text:p>
            <text:p text:style-name="P28"/>
            <text:p text:style-name="P4">and press the enter key</text:p>
            <text:p text:style-name="P33"/>
            <text:p text:style-name="P4">This will load all the toolbox functionalities to <text:span text:style-name="T66">the </text:span>Scilab <text:span text:style-name="T127">w</text:span>orkspace.</text:p>
          </table:table-cell>
        </table:table-row>
        <table:table-row table:style-name="Table1.1">
          <table:table-cell table:style-name="Table1.A4" office:value-type="string">
            <text:p text:style-name="P43"/>
            <text:p text:style-name="P43"><text:soft-page-break/></text:p>
            <text:p text:style-name="P43"/>
            <text:p text:style-name="P43"/>
            <text:p text:style-name="P30">Type editor</text:p>
          </table:table-cell>
          <table:table-cell table:style-name="Table1.B4" office:value-type="string">
            <text:p text:style-name="P14"><text:span text:style-name="T111">At this point, w</text:span>e would like you to double check that the toolbox is <text:soft-page-break/>loaded properly.</text:p>
            <text:p text:style-name="P14"/>
            <text:p text:style-name="P14">For this, we will run a simple test program.</text:p>
            <text:p text:style-name="P14"/>
            <text:p text:style-name="P14">On the scilab console, type “editor” and press the enter key</text:p>
          </table:table-cell>
        </table:table-row>
        <table:table-row table:style-name="Table1.1">
          <table:table-cell table:style-name="Table1.A1" office:value-type="string">
            <text:p text:style-name="P28">Testing the firmware</text:p>
          </table:table-cell>
          <table:table-cell table:style-name="Table1.B1" office:value-type="string">
            <text:p text:style-name="P3">This will open the scilab editor.</text:p>
            <text:p text:style-name="P3"/>
            <text:p text:style-name="P3">Go to the “File” menu and click on “open”</text:p>
            <text:p text:style-name="P3"/>
            <text:p text:style-name="P135">Go to Origin/tools and open the file test_firmware.sce</text:p>
            <text:p text:style-name="P28"/>
            <text:p text:style-name="P3"><text:span text:style-name="T6">In the </text:span><text:span text:style-name="T17">displayed </text:span><text:span text:style-name="T6">code, locate the command </text:span><text:span text:style-name="T3">open_serial</text:span></text:p>
            <text:p text:style-name="P4"/>
            <text:p text:style-name="P4">It is a function call.</text:p>
            <text:p text:style-name="P4"/>
            <text:p text:style-name="P4"><text:span text:style-name="T68">T</text:span>he second argument <text:span text:style-name="T67">of this function is the port number for the Arduino Uno board.</text:span></text:p>
            <text:p text:style-name="P4"/>
            <text:p text:style-name="P10"><text:span text:style-name="T67">Recall that we chose </text:span>2 <text:span text:style-name="T67">as</text:span> the COM port number <text:span text:style-name="T67">earlier.</text:span></text:p>
            <text:p text:style-name="P10"/>
            <text:p text:style-name="P15">As a result, we have 2 as the second argu<text:span text:style-name="T112">m</text:span>ent.</text:p>
            <text:p text:style-name="P15"/>
            <text:p text:style-name="P15">In case you had selected some other number for the COM port, use that here now.</text:p>
            <text:p text:style-name="P4"/>
            <text:p text:style-name="P4">Click on the “Execute” menu and choose “File with no echo”</text:p>
            <text:p text:style-name="P4"/>
            <text:p text:style-name="P4">This will execute the code and the result will be shown on <text:span text:style-name="T71">the </text:span>scilab console</text:p>
            <text:p text:style-name="P4"/>
            <text:p text:style-name="P56"><text:span text:style-name="T9">If the firmware is installed properly, y</text:span><text:span text:style-name="T6">ou will get </text:span><text:span text:style-name="T3">ans = ok</text:span><text:span text:style-name="T6"> <text:s/>three times on your console.</text:span></text:p>
            <text:p text:style-name="P108"/>
            <text:p text:style-name="P119">If you do not get this, it means that the firmware is not installed properly.</text:p>
            <text:p text:style-name="P119"/>
            <text:p text:style-name="P57"><text:span text:style-name="T10">In th</text:span><text:span text:style-name="T18">at</text:span><text:span text:style-name="T10"> case, you will have to reload the firmware as described earlier and continue.</text:span></text:p>
            <text:p text:style-name="P119"/>
            <text:p text:style-name="P58"><text:span text:style-name="T10">A</text:span><text:span text:style-name="T11">s the firmware is installed properly, let us carry out an experiment.</text:span></text:p>
          </table:table-cell>
        </table:table-row>
        <table:table-row table:style-name="Table1.1">
          <table:table-cell table:style-name="Table1.A4" office:value-type="string">
            <text:p text:style-name="P43">Lighting Led from Scilab</text:p>
          </table:table-cell>
          <table:table-cell table:style-name="Table1.B4" office:value-type="string">
            <text:p text:style-name="P3">In the scilab editor, go to the “File” menu and click on “open”</text:p>
            <text:p text:style-name="P3"/>
            <text:p text:style-name="P3"><text:span text:style-name="T23">Navigate to </text:span><text:span text:style-name="T24">Origin/</text:span><text:span text:style-name="T25">user-code</text:span><text:span text:style-name="T24">/led/scilab</text:span><text:span text:style-name="T23"> folder and open </text:span><text:span text:style-name="T24">led-</text:span><text:span text:style-name="T26">blue.sce</text:span></text:p>
            <text:p text:style-name="P3"/>
            <text:p text:style-name="P36">Execute this file.</text:p>
            <text:p text:style-name="P3"/>
            <text:p text:style-name="P44"><text:span text:style-name="T73">This will </text:span><text:span text:style-name="T74">once again turn </text:span><text:span text:style-name="T75">on </text:span><text:span text:style-name="T74">the blue</text:span><text:span text:style-name="T73"> LED on </text:span><text:span text:style-name="T75">the shield.</text:span><text:span text:style-name="T73"> </text:span></text:p>
          </table:table-cell>
        </table:table-row>
        <table:table-row table:style-name="Table1.1">
          <table:table-cell table:style-name="Table1.A4" office:value-type="string">
            <text:p text:style-name="P43"/>
          </table:table-cell>
          <table:table-cell table:style-name="Table1.B4" office:value-type="string">
            <text:p text:style-name="P39">Let <text:span text:style-name="T128">me</text:span> briefly explain this Scilab code.</text:p>
            <text:p text:style-name="P39"/>
            <text:p text:style-name="P40">In the first line of this code, we specify the port number as 2.</text:p>
            <text:p text:style-name="P40"><text:soft-page-break/></text:p>
            <text:p text:style-name="P41">Then we check whether the serial port is connected.</text:p>
            <text:p text:style-name="P41"/>
            <text:p text:style-name="P41">After that, we put a 1 on pin 9.</text:p>
            <text:p text:style-name="P41"/>
            <text:p text:style-name="P41">For LEDs, the value of 1 is the same as the high value.</text:p>
            <text:p text:style-name="P41"/>
            <text:p text:style-name="P42">It is important to close the serial port <text:span text:style-name="T129">after the experiment is completed.</text:span></text:p>
            <text:p text:style-name="P42"/>
            <text:p text:style-name="P42">If it is not closed, there could be problems in opening the serial port in subsequent experiments.</text:p>
            <text:p text:style-name="P37"/>
            <text:p text:style-name="P38">This completes the demo of using Scilab script to work with the Arduino Uno board.</text:p>
            <text:p text:style-name="P46"/>
            <text:p text:style-name="P46"><text:span text:style-name="T72">Let us c</text:span>lose the scilab editor</text:p>
          </table:table-cell>
        </table:table-row>
        <table:table-row table:style-name="Table1.1">
          <table:table-cell table:style-name="Table1.A4" office:value-type="string">
            <text:p text:style-name="P43"/>
          </table:table-cell>
          <table:table-cell table:style-name="Table1.B4" office:value-type="string">
            <text:p text:style-name="P45">Now let us perform the same experiment using Xcos.</text:p>
          </table:table-cell>
        </table:table-row>
        <table:table-row table:style-name="Table1.1">
          <table:table-cell table:style-name="Table1.A4" office:value-type="string">
            <text:p text:style-name="P43">Setting up Xcos workspace</text:p>
          </table:table-cell>
          <table:table-cell table:style-name="Table1.B4" office:value-type="string">
            <text:p text:style-name="P44">On the scilab console, type xcos and press the enter key</text:p>
            <text:p text:style-name="P44"/>
            <text:p text:style-name="P44">Two windows open: A palette browser and an untitled window.</text:p>
            <text:p text:style-name="P44"/>
            <text:p text:style-name="P44">Close the palette browser window, as we do not need it now</text:p>
            <text:p text:style-name="P44"/>
            <text:p text:style-name="P44">In the untitled window, click on the “File” menu and click on “open”</text:p>
            <text:p text:style-name="P44"/>
            <text:p text:style-name="P59"><text:span text:style-name="T27">Navigate to <text:s/></text:span><text:span text:style-name="T3">Origin/</text:span><text:span text:style-name="T4">user-code</text:span><text:span text:style-name="T3">/led/scilab</text:span><text:span text:style-name="T6"> </text:span><text:span text:style-name="T19">folder</text:span></text:p>
            <text:p text:style-name="P123"/>
            <text:p text:style-name="P59"><text:span text:style-name="T13">Locate </text:span><text:span text:style-name="T12">the file</text:span><text:span text:style-name="T3"> led-</text:span><text:span text:style-name="T5">blue</text:span><text:span text:style-name="T3">.zcos</text:span></text:p>
            <text:p text:style-name="P123"/>
            <text:p text:style-name="P120">The default type of the recent versions of Xcos files is zcos.</text:p>
            <text:p text:style-name="P3"/>
            <text:p text:style-name="P17">Open this file </text:p>
            <text:p text:style-name="P17"/>
            <text:p text:style-name="P21">Locate the block that shows a com port number.</text:p>
            <text:p text:style-name="P21"/>
            <text:p text:style-name="P21">Recall that <text:span text:style-name="T130">we selected </text:span>the com port number <text:span text:style-name="T130">to</text:span> be 2 for our Arduino Uno board. </text:p>
            <text:p text:style-name="P21"/>
            <text:p text:style-name="P21">If the zcos file has some other port number, we will have to change it <text:span text:style-name="T131">here. </text:span></text:p>
            <text:p text:style-name="P21"/>
            <text:p text:style-name="P21">In that case, right click on this block and then click on the block parameters</text:p>
            <text:p text:style-name="P21"/>
            <text:p text:style-name="P22">In the resulting popup, change the com port number to the desired value.</text:p>
            <text:p text:style-name="P23"/>
            <text:p text:style-name="P23">Leave all other values unchanged.</text:p>
            <text:p text:style-name="P23"/>
            <text:p text:style-name="P24">Click on OK.</text:p>
            <text:p text:style-name="P3"/>
            <text:p text:style-name="P44">Click on the “Simulation” menu and choose “start” to start the <text:soft-page-break/>simulation.</text:p>
            <text:p text:style-name="P36"/>
            <text:p text:style-name="P36">If there are no errors, it will <text:span text:style-name="T113">turn on the blue </text:span>LED on the shield.</text:p>
          </table:table-cell>
        </table:table-row>
        <table:table-row table:style-name="Table1.1">
          <table:table-cell table:style-name="Table1.A4" office:value-type="string">
            <text:p text:style-name="P47"/>
          </table:table-cell>
          <table:table-cell table:style-name="Table1.B4" office:value-type="string">
            <text:p text:style-name="P44"><text:span text:style-name="T132">L</text:span>et us summarize. In this tutorial, we learnt to</text:p>
            <text:p text:style-name="P44"/>
            <text:list xml:id="list73758322414109" text:continue-list="list4468488334337578792" text:style-name="WW8Num3">
              <text:list-item text:start-value="1">
                <text:p text:style-name="P106">Connect <text:span text:style-name="T1">an </text:span>Arduino <text:span text:style-name="T47">Uno board </text:span>to <text:span text:style-name="T47">a </text:span>computer</text:p>
              </text:list-item>
              <text:list-item>
                <text:p text:style-name="P106"><text:span text:style-name="T115">Identify the port number</text:span></text:p>
              </text:list-item>
              <text:list-item>
                <text:p text:style-name="P114">Load the firmware on to the Arduino Uno board</text:p>
              </text:list-item>
              <text:list-item>
                <text:p text:style-name="P114">Turn the LED on using Arduino IDE</text:p>
              </text:list-item>
              <text:list-item>
                <text:p text:style-name="P106">Load <text:span text:style-name="T76">the S</text:span>cilab-<text:span text:style-name="T116">A</text:span>rduino toolbox in <text:span text:style-name="T1">S</text:span>cilab</text:p>
              </text:list-item>
              <text:list-item>
                <text:p text:style-name="P106"><text:span text:style-name="T133">Turn the LED on using Scilab and Xcos</text:span></text:p>
              </text:list-item>
            </text:list>
            <text:list xml:id="list6220129958587212319" text:style-name="WW8Num6">
              <text:list-header>
                <text:p text:style-name="P109"/>
              </text:list-header>
            </text:list>
          </table:table-cell>
        </table:table-row>
        <table:table-row table:style-name="Table1.1">
          <table:table-cell table:style-name="Table1.A4" office:value-type="string">
            <text:p text:style-name="P43">Show slide</text:p>
          </table:table-cell>
          <table:table-cell table:style-name="Table1.B4" office:value-type="string">
            <text:p text:style-name="P44">Watch the video available at the following link</text:p>
            <text:p text:style-name="P44"/>
            <text:p text:style-name="P44">It summari<text:span text:style-name="T134">s</text:span>es the Spoken Tutorial project. </text:p>
            <text:p text:style-name="P44"/>
            <text:p text:style-name="P44">If you do not have good bandwidth, you can download and watch it</text:p>
          </table:table-cell>
        </table:table-row>
        <table:table-row table:style-name="Table1.1">
          <table:table-cell table:style-name="Table1.A1" office:value-type="string">
            <text:p text:style-name="P101">Show slide</text:p>
          </table:table-cell>
          <table:table-cell table:style-name="Table1.B1" office:value-type="string">
            <text:p text:style-name="P95"><text:span text:style-name="T38">The</text:span><text:span text:style-name="T39"> </text:span><text:span text:style-name="T38">Spok</text:span><text:span text:style-name="T39">e</text:span><text:span text:style-name="T38">n</text:span><text:span text:style-name="T39"> </text:span><text:span text:style-name="T38">Tutori</text:span><text:span text:style-name="T39">al Project Team</text:span></text:p>
            <text:p text:style-name="P96"/>
            <text:p text:style-name="P95"><text:span text:style-name="T38">Conducts</text:span><text:span text:style-name="T39"> </text:span><text:span text:style-name="T38">workshops</text:span><text:span text:style-name="T39"> </text:span><text:span text:style-name="T38">using</text:span><text:span text:style-name="T39"> </text:span><text:span text:style-name="T38">spoken</text:span><text:span text:style-name="T39"> </text:span><text:span text:style-name="T38">tutorials.</text:span></text:p>
            <text:p text:style-name="P96"/>
            <text:p text:style-name="P95"><text:span text:style-name="T38">Gives</text:span><text:span text:style-name="T39"> </text:span><text:span text:style-name="T38">certificates</text:span><text:span text:style-name="T39"> </text:span><text:span text:style-name="T38">to</text:span><text:span text:style-name="T39"> </text:span><text:span text:style-name="T38">those</text:span><text:span text:style-name="T39"> </text:span><text:span text:style-name="T38">who</text:span><text:span text:style-name="T39"> </text:span><text:span text:style-name="T38">pass</text:span><text:span text:style-name="T39"> </text:span><text:span text:style-name="T38">an</text:span><text:span text:style-name="T39"> </text:span><text:span text:style-name="T38">online</text:span><text:span text:style-name="T39"> </text:span><text:span text:style-name="T38">test</text:span></text:p>
            <text:p text:style-name="P96"/>
            <text:p text:style-name="Standard">For more details, please write to <text:s/>contact at spoken-tutorial.org</text:p>
          </table:table-cell>
        </table:table-row>
        <table:table-row table:style-name="Table1.1">
          <table:table-cell table:style-name="Table1.A1" office:value-type="string">
            <text:p text:style-name="P101">Show slide</text:p>
          </table:table-cell>
          <table:table-cell table:style-name="Table1.B1" office:value-type="string">
            <text:p text:style-name="P98"><text:span text:style-name="T38">Spoken</text:span><text:span text:style-name="T39"> </text:span><text:span text:style-name="T38">Tutorial</text:span><text:span text:style-name="T39"> </text:span><text:span text:style-name="T38">Project</text:span><text:span text:style-name="T39"> </text:span><text:span text:style-name="T38">is</text:span><text:span text:style-name="T39"> </text:span><text:span text:style-name="T38">a</text:span><text:span text:style-name="T39"> </text:span><text:span text:style-name="T38">part</text:span><text:span text:style-name="T39"> </text:span><text:span text:style-name="T38">of</text:span><text:span text:style-name="T39"> </text:span><text:span text:style-name="T38">the</text:span><text:span text:style-name="T39"> </text:span><text:span text:style-name="T38">Talk</text:span><text:span text:style-name="T39"> </text:span><text:span text:style-name="T38">to</text:span><text:span text:style-name="T39"> </text:span><text:span text:style-name="T38">a</text:span><text:span text:style-name="T39"> </text:span><text:span text:style-name="T38">Teacher</text:span><text:span text:style-name="T39"> </text:span><text:span text:style-name="T38">project. </text:span></text:p>
            <text:p text:style-name="P97"/>
            <text:p text:style-name="P98"><text:span text:style-name="T38">It</text:span><text:span text:style-name="T39"> </text:span><text:span text:style-name="T38">is</text:span><text:span text:style-name="T39"> </text:span><text:span text:style-name="T38">supported</text:span><text:span text:style-name="T39"> </text:span><text:span text:style-name="T38">by</text:span><text:span text:style-name="T39"> </text:span><text:span text:style-name="T38">the</text:span><text:span text:style-name="T39"> </text:span><text:span text:style-name="T38">National</text:span><text:span text:style-name="T39"> </text:span><text:span text:style-name="T38">Mission</text:span><text:span text:style-name="T39"> </text:span><text:span text:style-name="T38">on</text:span><text:span text:style-name="T39"> </text:span><text:span text:style-name="T38">Education</text:span><text:span text:style-name="T39"> </text:span><text:span text:style-name="T38">through</text:span><text:span text:style-name="T39"> <text:s/></text:span><text:span text:style-name="T38">ICT,</text:span><text:span text:style-name="T39"> </text:span><text:span text:style-name="T38">MHRD,</text:span><text:span text:style-name="T39"> </text:span><text:span text:style-name="T38">Government</text:span><text:span text:style-name="T39"> </text:span><text:span text:style-name="T38">of</text:span><text:span text:style-name="T39"> </text:span><text:span text:style-name="T38">India</text:span></text:p>
            <text:p text:style-name="P98"/>
            <text:p text:style-name="P98"><text:span text:style-name="T38">More</text:span><text:span text:style-name="T39"> </text:span><text:span text:style-name="T38">information</text:span><text:span text:style-name="T39"> </text:span><text:span text:style-name="T38">on</text:span><text:span text:style-name="T39"> </text:span><text:span text:style-name="T38">this</text:span><text:span text:style-name="T39"> </text:span><text:span text:style-name="T38">Mission</text:span><text:span text:style-name="T39"> </text:span><text:span text:style-name="T38">is</text:span><text:span text:style-name="T39"> </text:span><text:span text:style-name="T38">available</text:span><text:span text:style-name="T39"> </text:span><text:span text:style-name="T38">at:</text:span><text:span text:style-name="T39"> </text:span><text:a xlink:type="simple" xlink:href="http://spoken-tutorial.org/NMEICT-Intro" text:style-name="Internet_20_link" text:visited-style-name="Visited_20_Internet_20_Link"><text:span text:style-name="Internet_20_link"><text:span text:style-name="T38">http://spoken-tutorial.org/NMEICT-Intro</text:span></text:span></text:a></text:p>
          </table:table-cell>
        </table:table-row>
        <table:table-row table:style-name="Table1.1">
          <table:table-cell table:style-name="Table1.A4" office:value-type="string">
            <text:p text:style-name="P101"/>
          </table:table-cell>
          <table:table-cell table:style-name="Table1.B4" office:value-type="string">
            <text:p text:style-name="P97">Thanks for joining, <text:s/>This is <text:span text:style-name="T135">Kannan</text:span> from IIT Bombay signing off.</text:p>
            <text:p text:style-name="P97"/>
            <text:p text:style-name="P97">Thank You.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Lohit Hindi" svg:font-family="'Lohit Hindi'"/>
    <style:font-face style:name="OpenSymbol" svg:font-family="OpenSymbol, 'Arial Unicode MS'"/>
    <style:font-face style:name="Symbol" svg:font-family="Symbol"/>
    <style:font-face style:name="Arial1" svg:font-family="Arial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style:line-height-at-least="0.176cm" fo:text-align="start" style:justify-single-word="false" fo:orphans="2" fo:widows="2" fo:hyphenation-ladder-count="no-limit" fo:text-indent="0cm" style:auto-text-indent="false" fo:break-before="auto" fo:break-after="auto" style:text-autospace="ideograph-alpha" style:punctuation-wrap="hanging" style:line-break="strict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Times New Roman" style:font-family-asian="'Times New Roman'" style:font-family-generic-asian="roman" style:font-pitch-asian="variable" style:font-size-asian="12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loext:contextual-spacing="false" style:line-height-at-least="0.176cm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loext:contextual-spacing="false" style:line-height-at-least="0.176cm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loext:contextual-spacing="false" style:line-height-at-least="0.176cm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loext:contextual-spacing="false" style:line-height-at-least="0.176cm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loext:contextual-spacing="false" style:line-height-at-least="0.176cm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loext:contextual-spacing="false" style:line-height-at-least="0.176cm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en" style:country-complex="US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loext:contextual-spacing="false" style:line-height-at-least="0.176cm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loext:contextual-spacing="false" style:line-height-at-least="0.176cm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text-line-through-style="none" style:text-line-through-type="none" fo:font-size="12pt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-Absatz-Standardschriftart" style:family="text"/>
    <style:style style:name="WW8Num7z0" style:family="text">
      <style:text-properties style:font-name="Symbol" fo:font-family="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Default_20_Paragraph_20_Font" style:display-name="Default Paragraph Font" style:family="text"/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Kannan Moudgalya</dc:creator>
    <dc:date>2015-07-03T07:37:56.496299000</dc:date>
    <meta:editing-cycles>339</meta:editing-cycles>
    <meta:editing-duration>PT19H17M4S</meta:editing-duration>
    <meta:generator>LibreOffice/4.4.2.2$MacOSX_X86_64 LibreOffice_project/c4c7d32d0d49397cad38d62472b0bc8acff48dd6</meta:generator>
    <meta:document-statistic meta:table-count="1" meta:image-count="0" meta:object-count="0" meta:page-count="9" meta:paragraph-count="253" meta:word-count="2133" meta:character-count="11744" meta:non-whitespace-character-count="9851"/>
  </office:meta>
</office:document-meta>
</file>